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550"/>
    </style:style>
    <style:style style:name="P2" style:family="paragraph" style:parent-style-name="Standard">
      <style:text-properties officeooo:rsid="000c0d60" officeooo:paragraph-rsid="000c0d60"/>
    </style:style>
    <style:style style:name="P3" style:family="paragraph" style:parent-style-name="Standard">
      <style:text-properties officeooo:rsid="000c0d60" officeooo:paragraph-rsid="000c0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linux.ime.usp.br/arquivos/apostila.pdf" text:style-name="Internet_20_link" text:visited-style-name="Visited_20_Internet_20_Link">https://linux.ime.usp.br/arquivos/apostila.pdf</text:a></text:p>
      <text:p text:style-name="Standard"/>
      <text:p text:style-name="Standard"><text:a xlink:type="simple" xlink:href="http://comparecloud.in/" text:style-name="Internet_20_link" text:visited-style-name="Visited_20_Internet_20_Link">http://comparecloud.in/</text:a></text:p>
      <text:p text:style-name="P1"/>
      <text:p text:style-name="P2"><text:a xlink:type="simple" xlink:href="https://humberto.io/blog/enviando-e-recebendo-emails-com-python/" text:style-name="Internet_20_link" text:visited-style-name="Visited_20_Internet_20_Link">https://humberto.io/blog/enviando-e-recebendo-emails-com-python/</text:a></text:p>
      <text:p text:style-name="P2"/>
      <text:p text:style-name="P2"><text:a xlink:type="simple" xlink:href="https://pymotw.com/2/imaplib/" text:style-name="Internet_20_link" text:visited-style-name="Visited_20_Internet_20_Link">https://pymotw.com/2/imaplib/</text:a></text:p>
      <text:p text:style-name="P2"/>
      <text:p text:style-name="P2"><text:a xlink:type="simple" xlink:href="https://www.elastic.co/" text:style-name="Internet_20_link" text:visited-style-name="Visited_20_Internet_20_Link">https://www.elastic.co/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50.879693617</meta:creation-date>
    <dc:date>2019-02-05T15:42:37.234292202</dc:date>
    <meta:editing-duration>PT31M56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5" meta:character-count="186" meta:non-whitespace-character-count="185"/>
  </office:meta>
</office:document-meta>
</file>